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Standard">
      <style:paragraph-properties fo:margin-left="1.251cm" fo:margin-right="0cm" fo:text-align="justify" style:justify-single-word="false" fo:text-indent="0cm" style:auto-text-indent="false"/>
    </style:style>
    <style:style style:name="P46" style:family="paragraph" style:parent-style-name="Standard">
      <style:paragraph-properties fo:margin-left="1.251cm" fo:margin-right="0cm" fo:text-align="justify" style:justify-single-word="false" fo:text-indent="0cm" style:auto-text-indent="false"/>
      <style:text-properties fo:background-color="#ffff00"/>
    </style:style>
    <style:style style:name="P47"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text-properties style:font-name="Ubuntu"/>
    </style:style>
    <style:style style:name="P51" style:family="paragraph" style:parent-style-name="Text_20_body" style:list-style-name="L4">
      <style:paragraph-properties fo:margin-left="1.282cm" fo:margin-right="0cm" fo:text-align="justify" style:justify-single-word="false" fo:text-indent="0cm" style:auto-text-indent="false"/>
    </style:style>
    <style:style style:name="P52" style:family="paragraph" style:parent-style-name="Text_20_body" style:list-style-name="L5">
      <style:paragraph-properties fo:margin-left="1.309cm" fo:margin-right="0cm" fo:text-align="justify" style:justify-single-word="false" fo:text-indent="0cm" style:auto-text-indent="false"/>
    </style:style>
    <style:style style:name="P53" style:family="paragraph" style:parent-style-name="Text_20_body" style:list-style-name="L6">
      <style:paragraph-properties fo:margin-left="0cm" fo:margin-right="0cm" fo:orphans="2" fo:widows="2" fo:text-indent="0cm" style:auto-text-indent="false" style:writing-mode="lr-tb"/>
    </style:style>
    <style:style style:name="P54" style:family="paragraph" style:parent-style-name="Text_20_body" style:list-style-name="L10">
      <style:paragraph-properties fo:margin-left="0cm" fo:margin-right="0cm" fo:orphans="2" fo:widows="2" fo:text-indent="0cm" style:auto-text-indent="false" style:writing-mode="lr-tb"/>
    </style:style>
    <style:style style:name="P55" style:family="paragraph" style:parent-style-name="Text_20_body" style:list-style-name="L7">
      <style:paragraph-properties fo:margin-top="0cm" fo:margin-bottom="0cm"/>
    </style:style>
    <style:style style:name="P56" style:family="paragraph" style:parent-style-name="Text_20_body" style:list-style-name="L7">
      <style:paragraph-properties fo:margin-top="0cm" fo:margin-bottom="0cm"/>
      <style:text-properties fo:background-color="transparent"/>
    </style:style>
    <style:style style:name="P57" style:family="paragraph" style:parent-style-name="Text_20_body" style:list-style-name="L8">
      <style:paragraph-properties fo:margin-top="0cm" fo:margin-bottom="0cm"/>
    </style:style>
    <style:style style:name="P58"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59"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60"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transparent" style:font-weight-asian="normal" style:font-weight-complex="normal"/>
    </style:style>
    <style:style style:name="P61" style:family="paragraph" style:parent-style-name="Text_20_body">
      <style:paragraph-properties fo:margin-left="1.251cm" fo:margin-right="0cm" fo:text-align="justify" style:justify-single-word="false" fo:text-indent="0cm" style:auto-text-indent="false"/>
    </style:style>
    <style:style style:name="P62" style:family="paragraph" style:parent-style-name="Text_20_body" style:list-style-name="L11">
      <style:paragraph-properties fo:margin-left="1.251cm" fo:margin-right="0cm" fo:text-align="justify" style:justify-single-word="false" fo:text-indent="0cm" style:auto-text-indent="false"/>
    </style:style>
    <style:style style:name="P63" style:family="paragraph" style:parent-style-name="Heading_20_1" style:list-style-name="L1">
      <style:paragraph-properties fo:text-align="justify" style:justify-single-word="false"/>
    </style:style>
    <style:style style:name="P64" style:family="paragraph" style:parent-style-name="Heading_20_4" style:list-style-name="L3">
      <style:text-properties style:font-name="TAhoma" fo:font-weight="bold" style:font-weight-asian="bold" style:font-weight-complex="bold"/>
    </style:style>
    <style:style style:name="P65" style:family="paragraph" style:parent-style-name="Heading_20_4" style:list-style-name="L3">
      <style:text-properties style:font-name="TAhoma"/>
    </style:style>
    <style:style style:name="P66" style:family="paragraph" style:parent-style-name="Heading_20_4" style:list-style-name="L3">
      <style:paragraph-properties fo:orphans="2" fo:widows="2" style:writing-mode="lr-tb"/>
    </style:style>
    <style:style style:name="P67" style:family="paragraph" style:parent-style-name="Heading_20_4" style:list-style-name="L3">
      <style:paragraph-properties fo:margin-left="1.251cm" fo:margin-right="0cm" fo:orphans="2" fo:widows="2" fo:text-indent="0cm" style:auto-text-indent="false" style:writing-mode="lr-tb"/>
    </style:style>
    <style:style style:name="P68"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69"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70" style:family="paragraph" style:parent-style-name="Heading_20_2" style:list-style-name="L2">
      <style:paragraph-properties fo:text-align="justify" style:justify-single-word="false" fo:break-before="page"/>
      <style:text-properties fo:language="es" fo:country="ES"/>
    </style:style>
    <style:style style:name="P71" style:family="paragraph" style:parent-style-name="Heading_20_2" style:list-style-name="L3">
      <style:paragraph-properties fo:text-align="justify" style:justify-single-word="false" style:writing-mode="lr-tb"/>
    </style:style>
    <style:style style:name="P72" style:family="paragraph" style:parent-style-name="Heading_20_3" style:list-style-name="L3"/>
    <style:style style:name="P73"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fo:language="es" fo:country="ES" fo:font-weight="normal" fo:background-color="transparent" style:font-weight-asian="normal" style:font-weight-complex="normal"/>
    </style:style>
    <style:style style:name="T45" style:family="text">
      <style:text-properties fo:language="es" fo:country="ES" fo:font-weight="normal" style:font-weight-asian="normal" style:font-weight-complex="normal"/>
    </style:style>
    <style:style style:name="T46"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2"/>
      </text:list-level-style-bullet>
      <text:list-level-style-bullet text:level="2" text:style-name="Bullet_20_Symbols" text:bullet-char="•">
        <style:list-level-properties text:space-before="3.288cm" text:min-label-width="0.499cm"/>
        <style:text-properties style:font-name="StarSymbol2"/>
      </text:list-level-style-bullet>
      <text:list-level-style-bullet text:level="3" text:style-name="Bullet_20_Symbols" text:bullet-char="•">
        <style:list-level-properties text:space-before="4.535cm" text:min-label-width="0.499cm"/>
        <style:text-properties style:font-name="StarSymbol2"/>
      </text:list-level-style-bullet>
      <text:list-level-style-bullet text:level="4" text:style-name="Bullet_20_Symbols" text:bullet-char="•">
        <style:list-level-properties text:space-before="5.782cm" text:min-label-width="0.499cm"/>
        <style:text-properties style:font-name="StarSymbol2"/>
      </text:list-level-style-bullet>
      <text:list-level-style-bullet text:level="5" text:style-name="Bullet_20_Symbols" text:bullet-char="•">
        <style:list-level-properties text:space-before="7.029cm" text:min-label-width="0.499cm"/>
        <style:text-properties style:font-name="StarSymbol2"/>
      </text:list-level-style-bullet>
      <text:list-level-style-bullet text:level="6" text:style-name="Bullet_20_Symbols" text:bullet-char="•">
        <style:list-level-properties text:space-before="8.276cm" text:min-label-width="0.499cm"/>
        <style:text-properties style:font-name="StarSymbol2"/>
      </text:list-level-style-bullet>
      <text:list-level-style-bullet text:level="7" text:style-name="Bullet_20_Symbols" text:bullet-char="•">
        <style:list-level-properties text:space-before="9.523cm" text:min-label-width="0.499cm"/>
        <style:text-properties style:font-name="StarSymbol2"/>
      </text:list-level-style-bullet>
      <text:list-level-style-bullet text:level="8" text:style-name="Bullet_20_Symbols" text:bullet-char="•">
        <style:list-level-properties text:space-before="10.77cm" text:min-label-width="0.499cm"/>
        <style:text-properties style:font-name="StarSymbol2"/>
      </text:list-level-style-bullet>
      <text:list-level-style-bullet text:level="9" text:style-name="Bullet_20_Symbols" text:bullet-char="•">
        <style:list-level-properties text:space-before="12.018cm" text:min-label-width="0.499cm"/>
        <style:text-properties style:font-name="StarSymbol2"/>
      </text:list-level-style-bullet>
      <text:list-level-style-bullet text:level="10" text:style-name="Bullet_20_Symbols" text:bullet-char="•">
        <style:list-level-properties text:space-before="13.265cm" text:min-label-width="0.499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63" text:outline-level="1"><draw:frame draw:style-name="fr2" draw:name="Imatges2" text:anchor-type="paragraph" svg:x="4.018cm" svg:y="0.393cm" svg:width="8.2cm" svg:height="10.282cm" draw:z-index="32"><draw:image xlink:href="Pictures/1000020100000199000001EBA475E3E0.png" xlink:type="simple" xlink:show="embed" xlink:actuate="onLoad"/></draw:frame><draw:frame draw:style-name="fr2" draw:name="Imatges1" text:anchor-type="paragraph" svg:x="4.784cm" svg:y="11.829cm" svg:width="6.13cm" svg:height="1.78cm" draw:z-index="33"><draw:image xlink:href="Pictures/10000000000001290000004F06FA9A01.jpg" xlink:type="simple" xlink:show="embed" xlink:actuate="onLoad"/></draw:frame></text:h>
        </text:list-header>
      </text:list>
      <text:list xml:id="list386790771" text:style-name="L2">
        <text:list-item>
          <text:h text:style-name="P70" text:outline-level="2">Generación de paquetes debian</text:h>
        </text:list-item>
      </text:list>
      <text:list xml:id="list20571057161" text:style-name="L3">
        <text:list-item>
          <text:list>
            <text:list-item>
              <text:h text:style-name="P72"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50">Tradicionalmente, los paquetes fuentes incluyen:</text:p>
      <text:p text:style-name="P50">Un fichero de descripción (.dsc) que enumera todos los ficheros</text:p>
      <text:p text:style-name="P50">El tarball con el código fuente original comprimido con gzip</text:p>
      <text:p text:style-name="P50">Los nuevos ficheros y las modificaciones como un fichero .diff (comprimido en gzip)</text:p>
      <text:p text:style-name="P50"><text:span text:style-name="T46">En esre curso nos centraremos en la “nueva” especificación (3.0) para el </text:span>formato de paquetes fuente que incorpora varios cambios:</text:p>
      <text:p text:style-name="P50">Posibilidad de comprimir los tarballs con bzip y otros formatos</text:p>
      <text:p text:style-name="P50">Soporte de múltiples tarballs originales</text:p>
      <text:p text:style-name="P50">El directorio debian se almacena como un tarball y no como un fichero .diff</text:p>
      <text:p text:style-name="P50">Los cambios al código fuente se almacena como parches en debian/patches/</text:p>
      <text:p text:style-name="P50"><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4"/>
      <text:p text:style-name="P44">En el formato 3.0, es automático esta forma de actuar, los cambios se representan como parches dentro de un subdirectorio del directorio debian</text:p>
      <text:p text:style-name="P44"/>
      <text:p text:style-name="P44">Algunas herramientas de empaquetado (svn-buildpackage, git-buildpackage, ...) aun tienen problemas con algunas de las virguerias del 3.0, especialmente con los tarballs multiples de upstream</text:p>
      <text:p text:style-name="P44"/>
      <text:p text:style-name="P44"/>
      <text:list xml:id="list1714568595" text:continue-numbering="true" text:style-name="L3">
        <text:list-item>
          <text:h text:style-name="P71" text:outline-level="2"><text:span text:style-name="T18">Versionado de paquetes</text:span></text:h>
        </text:list-item>
      </text:list>
      <text:p text:style-name="P59">FALTA: uso de dpkg –compare-versions</text:p>
      <text:p text:style-name="P59">man dpkg</text:p>
      <text:p text:style-name="P60">dpkg --compare-versions ver1 gt ver2 ; echo $?</text:p>
      <text:p text:style-name="P19"><text:span text:style-name="T44">gt puede ser cualquier operador logico mayor, menor mayor o igual etc, </text:span>si la condidicon es cierta, el exit estatus es 0, si no 1, por eso lo comodo es un echo del exit status $?</text:p>
      <text:p text:style-name="P19"/>
      <text:p text:style-name="P19"/>
      <text:p text:style-name="P19"/>
      <text:p text:style-name="P19"><text:soft-page-break/></text:p>
      <text:p text:style-name="P19"/>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836789114" text:continue-numbering="true" text:style-name="L3">
        <text:list-item>
          <text:list>
            <text:list-item>
              <text:h text:style-name="P64"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oft-page-break/><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p text:style-name="P45"><text:span text:style-name="T45"/></text:p>
      <text:p text:style-name="P46"><text:span text:style-name="T45">que el paquete sea nativo o no condiciona:</text:span></text:p>
      <text:list xml:id="list1815349683" text:style-name="L11">
        <text:list-item>
          <text:p text:style-name="P62">el formato del numero de version</text:p>
        </text:list-item>
        <text:list-item>
          <text:p text:style-name="P62">el nombre de los ficheros del fuente (el tarball acaba en ".orig.tar.gz")</text:p>
        </text:list-item>
      </text:list>
      <text:p text:style-name="P19"><text:span text:style-name="T3">en los nativos </text:span>es un poco más complejo (nativo es cuando el programa se ha escrito para la distribucion y no tiene sentido fuera de ella), en este caso upstream y el empaquetador son el mismo. </text:p>
      <text:p text:style-name="P19">un <text:span text:style-name="T33">ejemplo</text:span> de toda la vida es apt, no es un programa de uso general, solo tiene sentido dentro de ubuntu o de debian</text:p>
      <text:p text:style-name="P19">A veces, aunque upstream y el mantenedor del paquete sean el mismo, el paquete podria ser no nativo. Por ejemplo, yo hago un programa que pienso que es de interes general, y lo cuelgo en github o lo que sea, pero a la vez lo empaqueto porque soy desarrollador de ubuntu o de aurex o de lo que sea. No obstante, la mayoria de paquetes qeu programa directamente un desarrollador de una distro son nativos. En lliurex y en aurex aplicabamos ese criterio, digamos que no desarrollamos para el mundo en general ("branding" o "pegamento" en la mayoria de casos)</text:p>
      <text:p text:style-name="P19"/>
      <text:p text:style-name="P19">para saber si un paquee es nativo o no basta con mirar si el numero de version contiene un "-" (no nativo)</text:p>
      <text:p text:style-name="P19">hces un dpkg -l puees ver milejemplos</text:p>
      <text:p text:style-name="P19"/>
      <text:p text:style-name="P19"/>
      <text:list xml:id="list899568823" text:continue-list="list836789114" text:style-name="L3">
        <text:list-item>
          <text:h text:style-name="P72" text:outline-level="3">Estructura de un paquete</text:h>
          <text:list>
            <text:list-item>
              <text:h text:style-name="P65"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51"><text:soft-page-break/>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51">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51">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2">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2">no se pueden modificar permisos y/o atributos de archivos que ya estén incluidos en el código fuente. La solución es hacerlo en tiempo de construcción del paquete (modificándolos sobre el directorio temporal de instalación)</text:p>
        </text:list-item>
      </text:list>
      <text:p text:style-name="P19"><text:soft-page-break/></text:p>
      <text:p text:style-name="P19">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993471360" text:continue-list="list899568823" text:style-name="L3">
        <text:list-item>
          <text:list>
            <text:list-item>
              <text:h text:style-name="P66"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text:soft-page-break/></text:p>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4"><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2021769864" text:continue-numbering="true" text:style-name="L3">
        <text:list-item>
          <text:list>
            <text:list-item>
              <text:list>
                <text:list-item>
                  <text:h text:style-name="P67" text:outline-level="4"><text:s/><text:span text:style-name="T27">Changelog</text:span></text:h>
                  <text:h text:style-name="P67"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text:soft-page-break/>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1678975581" text:continue-numbering="true" text:style-name="L3">
        <text:list-item>
          <text:list>
            <text:list-item>
              <text:list>
                <text:list-item>
                  <text:h text:style-name="P68"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soft-page-break/><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3"><text:span text:style-name="Example"><text:span text:style-name="T9">Depends</text:span></text:span></text:p>
          <text:p text:style-name="P53"><text:span text:style-name="Example"><text:span text:style-name="T9">Desciption (obligatoria)</text:span></text:span></text:p>
          <text:p text:style-name="P53"><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ext:soft-page-break/>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5"><text:span text:style-name="T32">Required</text:span>: paquetes esenciales para que el sistema trabaje adecuadamente. Si son eliminados hay un alto riesgo de que el sistema quede inutilizarle o se rompa. </text:p>
                </text:list-item>
                <text:list-item>
                  <text:p text:style-name="P55"><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6"><text:span text:style-name="T32">Standard</text:span>: es lo que se instalará por defecto si el usuario no selecciona otra cosa más</text:p>
                </text:list-item>
                <text:list-item>
                  <text:p text:style-name="P55"><text:span text:style-name="T2">Optional</text:span><text:span text:style-name="T4">: </text:span>en esencia todo lo que no es requerido es opcional. Sin embargo, estos paquetes no deberían presentar ningún conflicto con otros. </text:p>
                </text:list-item>
                <text:list-item>
                  <text:p text:style-name="P48"><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7"><text:soft-page-break/><text:span text:style-name="T34">all</text:span> – paquete independiente de la arquitectura del sistema. El resultado será un paquete binario cuyo nombre acabará en <text:span text:style-name="T34">_all.deb</text:span>. </text:p>
            </text:list-item>
            <text:list-item>
              <text:p text:style-name="P49"><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523176202" text:continue-list="list1678975581" text:style-name="L3">
        <text:list-item>
          <text:list>
            <text:list-item>
              <text:list>
                <text:list-item>
                  <text:h text:style-name="P67"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text:soft-page-break/>clean: Restaura el estado inicial del paquete después de una construcción <text:s/>del paquete.</text:p>
              <text:p text:style-name="P40"/>
            </text:list-item>
          </text:list>
        </text:list-item>
      </text:list>
      <text:list xml:id="list10252515111" text:style-name="L10">
        <text:list-header>
          <text:p text:style-name="P54"><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4"><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781641331" text:continue-list="list1523176202" text:style-name="L3">
        <text:list-item>
          <text:list>
            <text:list-item>
              <text:list>
                <text:list-item>
                  <text:h text:style-name="P69"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2038444961" text:continue-numbering="true" text:style-name="L3">
        <text:list-item>
          <text:list>
            <text:list-item>
              <text:list>
                <text:list-item>
                  <text:h text:style-name="P67"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495155780" text:continue-numbering="true" text:style-name="L3">
        <text:list-item>
          <text:list>
            <text:list-item>
              <text:h text:style-name="P67"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oft-page-break/><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5"><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1" fo:font-size="9pt" style:font-name-asian="StarSymbol1" style:font-size-asian="9pt" style:font-name-complex="StarSymbol1"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1" style:font-name-asian="OpenSymbol1" style:font-name-complex="OpenSymbol1"/>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1" fo:font-size="9pt" style:letter-kerning="true" style:font-name-asian="StarSymbol1" style:font-size-asian="9pt" style:font-name-complex="StarSymbol1"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31"><draw:text-box><text:p text:style-name="MP2">Empaquetado en Debian</text:p></draw:text-box></draw:frame><draw:line text:anchor-type="paragraph" draw:z-index="15" draw:style-name="Mgr1" draw:text-style-name="MP3" svg:x1="0cm" svg:y1="1.263cm" svg:x2="16.193cm" svg:y2="1.265cm"><text:p/></draw:line></text:p>
      </style:header>
      <style:footer>
        <text:p text:style-name="MP4">Página <text:page-number text:select-page="current">16</text:page-number> de <text:page-count style:num-format="1">1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33:17</dc:date>
    <meta:print-date>2006-05-23T16:04:32</meta:print-date>
    <meta:editing-cycles>141</meta:editing-cycles>
    <meta:editing-duration>P2DT14H27M47S</meta:editing-duration>
    <meta:document-statistic meta:table-count="1" meta:image-count="4" meta:object-count="0" meta:page-count="16" meta:paragraph-count="299" meta:word-count="4432" meta:character-count="28862" meta:non-whitespace-character-count="24471"/>
    <meta:user-defined meta:name="Info 1"/>
    <meta:user-defined meta:name="Info 2"/>
    <meta:user-defined meta:name="Info 3"/>
    <meta:user-defined meta:name="Info 4"/>
  </office:meta>
</office:document-meta>
</file>